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799cm" style:rel-column-width="10791*"/>
    </style:style>
    <style:style style:name="Table2.B" style:family="table-column">
      <style:table-column-properties style:column-width="1.785cm" style:rel-column-width="6881*"/>
    </style:style>
    <style:style style:name="Table2.C" style:family="table-column">
      <style:table-column-properties style:column-width="6.645cm" style:rel-column-width="25614*"/>
    </style:style>
    <style:style style:name="Table2.D" style:family="table-column">
      <style:table-column-properties style:column-width="5.771cm" style:rel-column-width="2224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584cm" style:rel-column-width="9961*"/>
    </style:style>
    <style:style style:name="Table1.B" style:family="table-column">
      <style:table-column-properties style:column-width="3.358cm" style:rel-column-width="12946*"/>
    </style:style>
    <style:style style:name="Table1.C" style:family="table-column">
      <style:table-column-properties style:column-width="2.988cm" style:rel-column-width="11518*"/>
    </style:style>
    <style:style style:name="Table1.D" style:family="table-column">
      <style:table-column-properties style:column-width="8.07cm" style:rel-column-width="311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style="normal" style:font-style-asian="normal" style:font-style-complex="normal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y command line interface</text:p>
      <text:p text:style-name="Standard"/>
      <text:p text:style-name="Standard">The command line tool reqy aids maintaining and getting information about the requirement repository.</text:p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Description</text:p>
          </table:table-cell>
          <table:table-cell table:style-name="Table2.D1" office:value-type="string">
            <text:p text:style-name="P4">Reason</text:p>
          </table:table-cell>
        </table:table-row>
        <table:table-row>
          <table:table-cell table:style-name="Table2.A2" office:value-type="string">
            <text:p text:style-name="Table_20_Contents">2012-06-2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search capability </text:p>
          </table:table-cell>
          <table:table-cell table:style-name="Table2.D2" office:value-type="string">
            <text:p text:style-name="Table_20_Contents">Requirement rejected</text:p>
          </table:table-cell>
        </table:table-row>
        <table:table-row>
          <table:table-cell table:style-name="Table2.A2" office:value-type="string">
            <text:p text:style-name="Table_20_Contents">2012-07-0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'edit' mode redefined to only allow editing, and mode 'new' added</text:p>
          </table:table-cell>
          <table:table-cell table:style-name="Table2.D2" office:value-type="string">
            <text:p text:style-name="Table_20_Contents">Old edit mode would make inadvertent creating new req's because of typos too easy</text:p>
          </table:table-cell>
        </table:table-row>
        <table:table-row>
          <table:table-cell table:style-name="Table2.A2" office:value-type="string">
            <text:p text:style-name="Table_20_Contents">2012-07-0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check mode</text:p>
          </table:table-cell>
          <table:table-cell table:style-name="Table2.D2" office:value-type="string">
            <text:p text:style-name="Table_20_Contents">Done automatically on tree load</text:p>
          </table:table-cell>
        </table:table-row>
        <table:table-row>
          <table:table-cell table:style-name="Table2.A2" office:value-type="string">
            <text:p text:style-name="Table_20_Contents">2012-07-0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find mode to list requirements or packages that either have or lack links to a directory or file</text:p>
          </table:table-cell>
          <table:table-cell table:style-name="Table2.D2" office:value-type="string">
            <text:p text:style-name="Table_20_Contents">Generic way to see what requirements reference what documents, stakeholders or other requirements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build mode</text:p>
          </table:table-cell>
          <table:table-cell table:style-name="Table2.D2" office:value-type="string">
            <text:p text:style-name="Table_20_Contents">Generate artifacts from repository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oved 'setup' to 'new repository'</text:p>
          </table:table-cell>
          <table:table-cell table:style-name="Table2.D2" office:value-type="string">
            <text:p text:style-name="Table_20_Contents">Makes more sense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report mode</text:p>
          </table:table-cell>
          <table:table-cell table:style-name="Table2.D2" office:value-type="string">
            <text:p text:style-name="Table_20_Contents">Used to run reports</text:p>
          </table:table-cell>
        </table:table-row>
        <table:table-row>
          <table:table-cell table:style-name="Table2.A2" office:value-type="string">
            <text:p text:style-name="Table_20_Contents">2012-07-12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ode new, action repository replaced by mode init</text:p>
          </table:table-cell>
          <table:table-cell table:style-name="Table2.D2" office:value-type="string">
            <text:p text:style-name="Table_20_Contents">New actions based on copying templates, createing a new repository is handled differently so split into own mode</text:p>
          </table:table-cell>
        </table:table-row>
        <table:table-row>
          <table:table-cell table:style-name="Table2.A2" office:value-type="string">
            <text:p text:style-name="Table_20_Contents">2012-07-12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named find mode to dependency and added keyword none</text:p>
          </table:table-cell>
          <table:table-cell table:style-name="Table2.D2" office:value-type="string">
            <text:p text:style-name="Table_20_Contents">Matches better what is it actually does</text:p>
          </table:table-cell>
        </table:table-row>
        <table:table-row>
          <table:table-cell table:style-name="Table2.A2" office:value-type="string">
            <text:p text:style-name="Table_20_Contents">2012-07-1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erged build and report into artifact</text:p>
          </table:table-cell>
          <table:table-cell table:style-name="Table2.D2" office:value-type="string">
            <text:p text:style-name="Table_20_Contents">Artifact mode focus is generating views of the repository, build and report both did the thing so no reason to have more modes than necessary</text:p>
          </table:table-cell>
        </table:table-row>
        <table:table-row>
          <table:table-cell table:style-name="Table2.A2" office:value-type="string">
            <text:p text:style-name="Table_20_Contents">2012-08-0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placed dependency with trace mode</text:p>
          </table:table-cell>
          <table:table-cell table:style-name="Table2.D2" office:value-type="string">
            <text:p text:style-name="Table_20_Contents">Trace is standard impact analysis parlance and more generic than dependencies</text:p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340_936813343" text:style-name="Index_20_Link" text:visited-style-name="Index_20_Link"><text:s/>1 Change history<text:tab/>1</text:a></text:p>
          <text:p text:style-name="P7"><text:a xlink:type="simple" xlink:href="#__RefHeading__342_936813343" text:style-name="Index_20_Link" text:visited-style-name="Index_20_Link"><text:s/>2 Table of contents<text:tab/>1</text:a></text:p>
          <text:p text:style-name="P7"><text:a xlink:type="simple" xlink:href="#__RefHeading__344_936813343" text:style-name="Index_20_Link" text:visited-style-name="Index_20_Link"><text:s/>3 Syntax<text:tab/>2</text:a></text:p>
          <text:p text:style-name="P7"><text:a xlink:type="simple" xlink:href="#__RefHeading__351_356393438" text:style-name="Index_20_Link" text:visited-style-name="Index_20_Link"><text:s/>4 Dependencies mode<text:tab/>2</text:a></text:p>
          <text:p text:style-name="P7"><text:soft-page-break/><text:a xlink:type="simple" xlink:href="#__RefHeading__353_356393438" text:style-name="Index_20_Link" text:visited-style-name="Index_20_Link"><text:s/>5 Repository checks<text:tab/>2</text:a></text:p>
        </text:index-body>
      </text:table-of-content>
      <text:p text:style-name="Text_20_body"/>
      <text:h text:style-name="Heading_20_1" text:outline-level="1"><text:bookmark-start text:name="__RefHeading__344_936813343"/>Syntax<text:bookmark-end text:name="__RefHeading__344_936813343"/></text:h>
      <text:p text:style-name="P3">reqy [mode] [action] &lt;action arguments&gt;</text:p>
      <text:p text:style-name="Standard"/>
      <text:p text:style-name="Standard">The modes help organize the available actions. A mode may have a default action that will be run if only the mode is selected. The actions specify what to do and may accept argument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Mode</text:p>
          </table:table-cell>
          <table:table-cell table:style-name="Table1.A1" office:value-type="string">
            <text:p text:style-name="P4">Action</text:p>
          </table:table-cell>
          <table:table-cell table:style-name="Table1.A1" office:value-type="string">
            <text:p text:style-name="P4">Arguments</text:p>
          </table:table-cell>
          <table:table-cell table:style-name="Table1.D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Table_20_Contents">trac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&lt;repository item&gt;</text:p>
          </table:table-cell>
          <table:table-cell table:style-name="Table1.D2" office:value-type="string">
            <text:p text:style-name="Table_20_Contents">List traces to and from an item</text:p>
          </table:table-cell>
        </table:table-row>
        <table:table-row>
          <table:table-cell table:style-name="Table1.A2" office:value-type="string">
            <text:p text:style-name="Table_20_Contents">ne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On save do impact analysis and list other files that may be affected/need updati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ckage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quirement(or req)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keholder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lossary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>in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Create new repository in current directory</text:p>
          </table:table-cell>
        </table:table-row>
        <table:table-row>
          <table:table-cell table:style-name="Table1.A2" office:value-type="string">
            <text:p text:style-name="Table_20_Contents">artifac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&lt;name&gt; <text:span text:style-name="T1">or</text:span> all</text:p>
          </table:table-cell>
          <table:table-cell table:style-name="Table1.D2" office:value-type="string">
            <text:p text:style-name="Table_20_Contents">Generate a named artifact or all artifacts</text:p>
          </table:table-cell>
        </table:table-row>
      </table:table>
      <text:h text:style-name="Heading_20_1" text:outline-level="1"><text:bookmark-start text:name="__RefHeading__353_356393438"/>Repository checks<text:bookmark-end text:name="__RefHeading__353_356393438"/></text:h>
      <text:p text:style-name="Standard">On run the tool must first check the repository is in a workable state, therefore the following checks must be done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heck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Table_20_Contents">Syntax</text:p>
          </table:table-cell>
          <table:table-cell table:style-name="Table3.B2" office:value-type="string">
            <text:p text:style-name="Table_20_Contents">All configuration files must be verified to be syntactically correct, dependency links are valid (referenced files exist) and no cyclical dependencies (see below), exit on any errors.</text:p>
          </table:table-cell>
        </table:table-row>
        <table:table-row>
          <table:table-cell table:style-name="Table3.A2" office:value-type="string">
            <text:p text:style-name="Table_20_Contents">Cyclical dependency</text:p>
          </table:table-cell>
          <table:table-cell table:style-name="Table3.B2" office:value-type="string">
            <text:p text:style-name="Table_20_Contents">Verify that there are no requirements or requirement packages that indirectly depend upon them selves. E.g. A depends on B and B depends on 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Windows_x86 LibreOffice_project/165a79a-7059095-e13bb37-fef39a4-9503d18</meta:generator>
    <dc:date>2012-08-01T14:29:12.47</dc:date>
    <meta:editing-duration>PT4H58M9S</meta:editing-duration>
    <meta:editing-cycles>17</meta:editing-cycles>
    <meta:document-statistic meta:table-count="3" meta:image-count="0" meta:object-count="0" meta:page-count="2" meta:paragraph-count="96" meta:word-count="449" meta:character-count="2721" meta:non-whitespace-character-count="2412"/>
  </office:meta>
</office:document-meta>
</file>